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7a6dc" officeooo:paragraph-rsid="0017a6dc" style:font-weight-asian="normal" style:font-weight-complex="normal"/>
    </style:style>
    <style:style style:name="P2" style:family="paragraph" style:parent-style-name="Heading_20_2">
      <style:text-properties officeooo:paragraph-rsid="0023bdf7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text-properties officeooo:paragraph-rsid="001f51a8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1f51a8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23bdf7"/>
    </style:style>
    <style:style style:name="P7" style:family="paragraph" style:parent-style-name="Standard">
      <style:text-properties officeooo:rsid="00239138" officeooo:paragraph-rsid="00239138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>
      <style:text-properties officeooo:rsid="0017a6dc" officeooo:paragraph-rsid="0017a6dc"/>
    </style:style>
    <style:style style:name="P14" style:family="paragraph" style:parent-style-name="Text_20_body">
      <style:text-properties officeooo:paragraph-rsid="001923d6"/>
    </style:style>
    <style:style style:name="P15" style:family="paragraph" style:parent-style-name="Text_20_body">
      <style:text-properties officeooo:rsid="001b72e2" officeooo:paragraph-rsid="001b72e2"/>
    </style:style>
    <style:style style:name="P16" style:family="paragraph" style:parent-style-name="Text_20_body">
      <style:text-properties officeooo:rsid="00239138" officeooo:paragraph-rsid="00239138"/>
    </style:style>
    <style:style style:name="P17" style:family="paragraph" style:parent-style-name="Text_20_body">
      <style:text-properties officeooo:paragraph-rsid="0023bdf7"/>
    </style:style>
    <style:style style:name="T1" style:family="text">
      <style:text-properties officeooo:rsid="001923d6"/>
    </style:style>
    <style:style style:name="T2" style:family="text">
      <style:text-properties officeooo:rsid="001a462e"/>
    </style:style>
    <style:style style:name="T3" style:family="text">
      <style:text-properties officeooo:rsid="001cc8a8"/>
    </style:style>
    <style:style style:name="T4" style:family="text">
      <style:text-properties officeooo:rsid="001f51a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923d6" style:font-style-asian="italic" style:font-style-complex="italic"/>
    </style:style>
    <style:style style:name="T7" style:family="text">
      <style:text-properties officeooo:rsid="002055e0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1696d2"/>
    </style:style>
    <style:style style:name="T10" style:family="text">
      <style:text-properties officeooo:rsid="0017ffdb"/>
    </style:style>
    <style:style style:name="T11" style:family="text">
      <style:text-properties officeooo:rsid="0017678b"/>
    </style:style>
    <style:style style:name="T12" style:family="text">
      <style:text-properties officeooo:rsid="0023bdf7"/>
    </style:style>
    <style:style style:name="T13" style:family="text">
      <style:text-properties officeooo:rsid="002400ae"/>
    </style:style>
    <style:style style:name="T14" style:family="text">
      <style:text-properties officeooo:rsid="002459f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AWS ECS Container Deployment Guide</text:span></text:p>
      <text:h text:style-name="P1" text:outline-level="2"/>
      <text:p text:style-name="P13">First one must generate local docker images using included docker-compose file (see README <text:span text:style-name="T2">to setup local docker approach, it will generate needed images</text:span>)</text:p>
      <text:p text:style-name="P14"><text:span text:style-name="T1">ASW account is needed, as well ASW CLI (installation: </text:span><text:span text:style-name="T6">pip3 install awscli)</text:span><text:span text:style-name="T1">. </text:span><text:span text:style-name="T2">Please remember that AWS Fargate (serverless Docker system) generates billing when tasks (including those Docker images) are running</text:span></text:p>
      <text:p text:style-name="P14"/>
      <text:p text:style-name="P16">Following rights for ASW user made Fargate usage possible:</text:p>
      <text:p text:style-name="P7"><text:bookmark text:name="link-self270-1738248447910-2219"/><text:a xlink:type="simple" xlink:href="https://us-east-1.console.aws.amazon.com/iam/home?region=eu-north-1#/policies/details/arn%3Aaws%3Aiam%3A%3Aaws%3Apolicy%2FAmazonEC2ContainerRegistryFullAccess" office:target-frame-name="_blank" xlink:show="new" text:style-name="Internet_20_link" text:visited-style-name="Visited_20_Internet_20_Link"><text:span text:style-name="T8">AmazonEC2ContainerRegistryFullAccess</text:span></text:a></text:p>
      <text:p text:style-name="P7"><text:bookmark text:name="link-self278-1738248447913-7786"/><text:a xlink:type="simple" xlink:href="https://us-east-1.console.aws.amazon.com/iam/home?region=eu-north-1#/policies/details/arn%3Aaws%3Aiam%3A%3Aaws%3Apolicy%2FAmazonECS_FullAccess" office:target-frame-name="_blank" xlink:show="new" text:style-name="Internet_20_link" text:visited-style-name="Visited_20_Internet_20_Link"><text:span text:style-name="T8">AmazonECS_FullAccess</text:span></text:a></text:p>
      <text:p text:style-name="P7"><text:bookmark text:name="link-self286-1738248447915-2540"/><text:a xlink:type="simple" xlink:href="https://us-east-1.console.aws.amazon.com/iam/home?region=eu-north-1#/policies/details/arn%3Aaws%3Aiam%3A%3Aaws%3Apolicy%2Fservice-role%2FAmazonECSTaskExecutionRolePolicy" office:target-frame-name="_blank" xlink:show="new" text:style-name="Internet_20_link" text:visited-style-name="Visited_20_Internet_20_Link"><text:span text:style-name="T8">AmazonECSTaskExecutionRolePolicy</text:span></text:a></text:p>
      <text:p text:style-name="P7"><text:bookmark text:name="link-self294-1738248447917-2290"/><text:a xlink:type="simple" xlink:href="https://us-east-1.console.aws.amazon.com/iam/home?region=eu-north-1#/policies/details/arn%3Aaws%3Aiam%3A%3Aaws%3Apolicy%2FCloudWatchLogsFullAccess" office:target-frame-name="_blank" xlink:show="new" text:style-name="Internet_20_link" text:visited-style-name="Visited_20_Internet_20_Link"><text:span text:style-name="T8">CloudWatchLogsFullAccess</text:span></text:a></text:p>
      <text:p text:style-name="P7"><text:bookmark text:name="link-self302-1738248447919-4227"/><text:a xlink:type="simple" xlink:href="https://us-east-1.console.aws.amazon.com/iam/home?region=eu-north-1#/policies/details/arn%3Aaws%3Aiam%3A%3Aaws%3Apolicy%2FCloudWatchLogsReadOnlyAccess" office:target-frame-name="_blank" xlink:show="new" text:style-name="Internet_20_link" text:visited-style-name="Visited_20_Internet_20_Link"><text:span text:style-name="T8">CloudWatchLogsReadOnlyAccess</text:span></text:a></text:p>
      <text:p text:style-name="P7"/>
      <text:p text:style-name="P7"/>
      <text:p text:style-name="P7"/>
      <text:p text:style-name="P16"/>
      <text:p text:style-name="P16"/>
      <text:h text:style-name="Heading_20_2" text:outline-level="2">1. Initial Setup</text:h>
      <text:p text:style-name="Text_20_body">Starting from a clean state with no existing AWS ECS cluster, the goal was to deploy two containers (PostgreSQL and Adminer) on AWS ECS and ensure external access.</text:p>
      <text:p text:style-name="Text_20_body"/>
      <text:p text:style-name="Text_20_body">ACCOUNT_ID <text:span text:style-name="T7">is the long ID number AWS has given to your account</text:span></text:p>
      <text:h text:style-name="Heading_20_2" text:outline-level="2">2. Creating an ECS Cluster</text:h>
      <text:p text:style-name="Text_20_body">First, create an ECS cluster named <text:span text:style-name="Source_20_Text">my-cluster</text:span>:</text:p>
      <text:p text:style-name="P3"><text:span text:style-name="Source_20_Text">aws ecs create-cluster --cluster-name my-cluster</text:span></text:p>
      <text:p text:style-name="Text_20_body">Verify the cluster exists:</text:p>
      <text:p text:style-name="P3"><text:span text:style-name="Source_20_Text">aws ecs list-clusters</text:span></text:p>
      <text:h text:style-name="Heading_20_2" text:outline-level="2">3. Setting Up ECR Repositories and Pushing Images</text:h>
      <text:p text:style-name="Text_20_body">Create repositories in ECR (if they don't exist already):</text:p>
      <text:p text:style-name="Preformatted_20_Text"><text:span text:style-name="Source_20_Text">aws ecr create-repository --repository-name postgres-repo</text:span></text:p>
      <text:p text:style-name="P3"><text:span text:style-name="Source_20_Text">aws ecr create-repository --repository-name adminer-repo</text:span></text:p>
      <text:p text:style-name="Text_20_body">Log in to AWS ECR and push the images:</text:p>
      <text:p text:style-name="Preformatted_20_Text"><text:soft-page-break/><text:span text:style-name="Source_20_Text">eval $(aws ecr get-login --no-include-email --region eu-north-1)</text:span></text:p>
      <text:p text:style-name="Preformatted_20_Text"/>
      <text:p text:style-name="P4"><text:span text:style-name="Source_20_Text">docker tag postgres:latest ACCOUNT_ID.dkr.ecr.eu-north-1.amazonaws.com/postgres-repo:latest</text:span></text:p>
      <text:p text:style-name="P4"><text:span text:style-name="Source_20_Text">docker push ACCOUNT_ID.dkr.ecr.eu-north-1.amazonaws.com/postgres-repo:latest</text:span></text:p>
      <text:p text:style-name="Preformatted_20_Text"/>
      <text:p text:style-name="P4"><text:span text:style-name="Source_20_Text">docker tag adminer:latest ACCOUNT_ID.dkr.ecr.eu-north-1.amazonaws.com/adminer-repo:latest</text:span></text:p>
      <text:p text:style-name="P5"><text:span text:style-name="Source_20_Text">docker push ACCOUNT_ID.dkr.ecr.eu-north-1.amazonaws.com/adminer-repo:latest</text:span></text:p>
      <text:h text:style-name="Heading_20_2" text:outline-level="2">4. Defining the ECS Task</text:h>
      <text:p text:style-name="Text_20_body">Define a task with PostgreSQL and Adminer, including logging to AWS CloudWatch:</text:p>
      <text:p text:style-name="P4"><text:span text:style-name="Source_20_Text">aws ecs register-task-definition --family my-task --execution-role-arn arn:aws:iam::ACCOUNT_ID:role/ecsTaskExecutionRole \</text:span></text:p>
      <text:p text:style-name="Preformatted_20_Text"><text:span text:style-name="Source_20_Text">--network-mode awsvpc \</text:span></text:p>
      <text:p text:style-name="Preformatted_20_Text"><text:span text:style-name="Source_20_Text">--requires-compatibilities FARGATE \</text:span></text:p>
      <text:p text:style-name="Preformatted_20_Text"><text:span text:style-name="Source_20_Text">--cpu "256" --memory "512" \</text:span></text:p>
      <text:p text:style-name="Preformatted_20_Text"><text:span text:style-name="Source_20_Text">--container-definitions '[</text:span></text:p>
      <text:p text:style-name="Preformatted_20_Text"><text:span text:style-name="Source_20_Text"><text:s text:c="2"/>{</text:span></text:p>
      <text:p text:style-name="Preformatted_20_Text"><text:span text:style-name="Source_20_Text"><text:s text:c="4"/>"name": "postgres",</text:span></text:p>
      <text:p text:style-name="P4"><text:span text:style-name="Source_20_Text"><text:s text:c="4"/>"image": "ACCOUNT_ID.dkr.ecr.eu-north-1.amazonaws.com/postgres-repo:latest",</text:span></text:p>
      <text:p text:style-name="Preformatted_20_Text"><text:span text:style-name="Source_20_Text"><text:s text:c="4"/>"memory": 512,</text:span></text:p>
      <text:p text:style-name="Preformatted_20_Text"><text:span text:style-name="Source_20_Text"><text:s text:c="4"/>"cpu": 256,</text:span></text:p>
      <text:p text:style-name="Preformatted_20_Text"><text:span text:style-name="Source_20_Text"><text:s text:c="4"/>"essential": true,</text:span></text:p>
      <text:p text:style-name="Preformatted_20_Text"><text:span text:style-name="Source_20_Text"><text:s text:c="4"/>"environment": [</text:span></text:p>
      <text:p text:style-name="Preformatted_20_Text"><text:span text:style-name="Source_20_Text"><text:s text:c="6"/>{"name": "POSTGRES_USER", "value": "mika"},</text:span></text:p>
      <text:p text:style-name="Preformatted_20_Text"><text:span text:style-name="Source_20_Text"><text:s text:c="6"/>{"name": "POSTGRES_PASSWORD", "value": "passu"},</text:span></text:p>
      <text:p text:style-name="Preformatted_20_Text"><text:span text:style-name="Source_20_Text"><text:s text:c="6"/>{"name": "POSTGRES_DB", "value": "cars"}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portMappings": [{"containerPort": 5432, "hostPort": 5432}],</text:span></text:p>
      <text:p text:style-name="Preformatted_20_Text"><text:span text:style-name="Source_20_Text"><text:s text:c="4"/>"logConfiguration": {</text:span></text:p>
      <text:p text:style-name="Preformatted_20_Text"><text:span text:style-name="Source_20_Text"><text:s text:c="6"/>"logDriver": "awslogs",</text:span></text:p>
      <text:p text:style-name="Preformatted_20_Text"><text:span text:style-name="Source_20_Text"><text:s text:c="6"/>"options": {</text:span></text:p>
      <text:p text:style-name="Preformatted_20_Text"><text:span text:style-name="Source_20_Text"><text:s text:c="8"/>"awslogs-group": "/ecs/my-cluster",</text:span></text:p>
      <text:p text:style-name="Preformatted_20_Text"><text:span text:style-name="Source_20_Text"><text:s text:c="8"/>"awslogs-region": "eu-north-1",</text:span></text:p>
      <text:p text:style-name="Preformatted_20_Text"><text:span text:style-name="Source_20_Text"><text:s text:c="8"/>"awslogs-stream-prefix": "postgres"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{</text:span></text:p>
      <text:p text:style-name="Preformatted_20_Text"><text:span text:style-name="Source_20_Text"><text:s text:c="4"/>"name": "adminer",</text:span></text:p>
      <text:p text:style-name="P4"><text:span text:style-name="Source_20_Text"><text:s text:c="4"/>"image": "ACCOUNT_ID.dkr.ecr.eu-north-1.amazonaws.com/adminer-repo:latest",</text:span></text:p>
      <text:p text:style-name="Preformatted_20_Text"><text:span text:style-name="Source_20_Text"><text:s text:c="4"/>"memory": 256,</text:span></text:p>
      <text:p text:style-name="Preformatted_20_Text"><text:span text:style-name="Source_20_Text"><text:s text:c="4"/>"cpu": 128,</text:span></text:p>
      <text:p text:style-name="Preformatted_20_Text"><text:span text:style-name="Source_20_Text"><text:s text:c="4"/>"essential": true,</text:span></text:p>
      <text:p text:style-name="Preformatted_20_Text"><text:span text:style-name="Source_20_Text"><text:s text:c="4"/>"portMappings": [{"containerPort": 8080, "hostPort": 8100}],</text:span></text:p>
      <text:p text:style-name="Preformatted_20_Text"><text:span text:style-name="Source_20_Text"><text:s text:c="4"/>"logConfiguration": {</text:span></text:p>
      <text:p text:style-name="Preformatted_20_Text"><text:span text:style-name="Source_20_Text"><text:s text:c="6"/>"logDriver": "awslogs",</text:span></text:p>
      <text:p text:style-name="Preformatted_20_Text"><text:span text:style-name="Source_20_Text"><text:s text:c="6"/>"options": {</text:span></text:p>
      <text:p text:style-name="Preformatted_20_Text"><text:span text:style-name="Source_20_Text"><text:s text:c="8"/>"awslogs-group": "/ecs/my-cluster",</text:span></text:p>
      <text:p text:style-name="Preformatted_20_Text"><text:span text:style-name="Source_20_Text"><text:s text:c="8"/>"awslogs-region": "eu-north-1",</text:span></text:p>
      <text:p text:style-name="Preformatted_20_Text"><text:span text:style-name="Source_20_Text"><text:s text:c="8"/>"awslogs-stream-prefix": "adminer"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6"><text:span text:style-name="Source_20_Text">]'</text:span></text:p>
      <text:h text:style-name="P2" text:outline-level="2"><text:soft-page-break/><text:span text:style-name="Source_20_Text">4.</text:span><text:span text:style-name="Source_20_Text"><text:span text:style-name="T9">1 </text:span></text:span><text:span text:style-name="Source_20_Text"><text:span text:style-name="T12">Add AWS access</text:span></text:span><text:span text:style-name="Source_20_Text"><text:span text:style-name="T9"> (</text:span></text:span><text:span text:style-name="Source_20_Text"><text:span text:style-name="T12">open for whole world!!</text:span></text:span><text:span text:style-name="Source_20_Text"><text:span text:style-name="T9">)</text:span></text:span></text:h>
      <text:p text:style-name="P17"><text:span text:style-name="Source_20_Text"/></text:p>
      <text:p text:style-name="P17"><text:span text:style-name="Source_20_Text">aws ec2 authorize-security-group-ingress --group-id sg-</text:span><text:span text:style-name="Source_20_Text"><text:span text:style-name="T12">xxxxx</text:span></text:span><text:span text:style-name="Source_20_Text"> --protocol tcp --port 5432 --cidr 0.0.0.0/0</text:span></text:p>
      <text:p text:style-name="P17"><text:span text:style-name="Source_20_Text"/></text:p>
      <text:p text:style-name="P17"><text:span text:style-name="Source_20_Text">aws ec2 authorize-security-group-ingress --group-id sg-</text:span><text:span text:style-name="Source_20_Text"><text:span text:style-name="T12">xxxxxx</text:span></text:span><text:span text:style-name="Source_20_Text"> --protocol tcp --port 8</text:span><text:span text:style-name="Source_20_Text"><text:span text:style-name="T12">080</text:span></text:span><text:span text:style-name="Source_20_Text"> --cidr 0.0.0.0/0</text:span></text:p>
      <text:p text:style-name="P17"><text:span text:style-name="Source_20_Text">{</text:span></text:p>
      <text:p text:style-name="P17"><text:span text:style-name="Source_20_Text"><text:s text:c="4"/>"Return": true,</text:span></text:p>
      <text:p text:style-name="P17"><text:span text:style-name="Source_20_Text"><text:s text:c="4"/>"SecurityGroupRules": [</text:span></text:p>
      <text:p text:style-name="P17"><text:span text:style-name="Source_20_Text"><text:s text:c="8"/>{</text:span></text:p>
      <text:p text:style-name="P17"><text:span text:style-name="Source_20_Text"><text:s text:c="12"/>"SecurityGroupRuleId": "sgr-0a9bd0ce20681ed52",</text:span></text:p>
      <text:p text:style-name="P17"><text:span text:style-name="Source_20_Text"><text:s text:c="12"/>"GroupId": "sg-0efb5143bc434c32c",</text:span></text:p>
      <text:p text:style-name="P17"><text:span text:style-name="Source_20_Text"><text:s text:c="12"/>"GroupOwnerId": "182399705305",</text:span></text:p>
      <text:p text:style-name="P17"><text:span text:style-name="Source_20_Text"><text:s text:c="12"/>"IsEgress": false,</text:span></text:p>
      <text:p text:style-name="P17"><text:span text:style-name="Source_20_Text"><text:s text:c="12"/>"IpProtocol": "tcp",</text:span></text:p>
      <text:p text:style-name="P17"><text:span text:style-name="Source_20_Text"><text:s text:c="12"/>"FromPort": 5432,</text:span></text:p>
      <text:p text:style-name="P17"><text:span text:style-name="Source_20_Text"><text:s text:c="12"/>"ToPort": 5432,</text:span></text:p>
      <text:p text:style-name="P17"><text:span text:style-name="Source_20_Text"><text:s text:c="12"/>"CidrIpv4": "0.0.0.0/0",</text:span></text:p>
      <text:p text:style-name="P17"><text:span text:style-name="Source_20_Text"><text:s text:c="12"/>"SecurityGroupRuleArn": "arn:aws:ec2:eu-north-1:182399705305:security-group-rule/sgr-0a9bd0ce20681ed52"</text:span></text:p>
      <text:p text:style-name="P17"><text:span text:style-name="Source_20_Text"><text:s text:c="8"/>}</text:span></text:p>
      <text:p text:style-name="P17"><text:span text:style-name="Source_20_Text"><text:s text:c="4"/>]</text:span></text:p>
      <text:p text:style-name="P17"><text:span text:style-name="Source_20_Text">}</text:span></text:p>
      <text:p text:style-name="P17"><text:span text:style-name="Source_20_Text">{</text:span></text:p>
      <text:p text:style-name="P17"><text:span text:style-name="Source_20_Text"><text:s text:c="4"/>"Return": true,</text:span></text:p>
      <text:p text:style-name="P17"><text:span text:style-name="Source_20_Text"><text:s text:c="4"/>"SecurityGroupRules": [</text:span></text:p>
      <text:p text:style-name="P17"><text:span text:style-name="Source_20_Text"><text:s text:c="8"/>{</text:span></text:p>
      <text:p text:style-name="P17"><text:span text:style-name="Source_20_Text"><text:s text:c="12"/>"SecurityGroupRuleId": "sgr-0f5900cf7d87db8c9",</text:span></text:p>
      <text:p text:style-name="P17"><text:span text:style-name="Source_20_Text"><text:s text:c="12"/>"GroupId": "sg-0efb5143bc434c32c",</text:span></text:p>
      <text:p text:style-name="P17"><text:span text:style-name="Source_20_Text"><text:s text:c="12"/>"GroupOwnerId": "182399705305",</text:span></text:p>
      <text:p text:style-name="P17"><text:span text:style-name="Source_20_Text"><text:s text:c="12"/>"IsEgress": false,</text:span></text:p>
      <text:p text:style-name="P17"><text:span text:style-name="Source_20_Text"><text:s text:c="12"/>"IpProtocol": "tcp",</text:span></text:p>
      <text:p text:style-name="P17"><text:soft-page-break/><text:span text:style-name="Source_20_Text"><text:s text:c="12"/>"FromPort": 8</text:span><text:span text:style-name="Source_20_Text"><text:span text:style-name="T13">080</text:span></text:span><text:span text:style-name="Source_20_Text">,</text:span></text:p>
      <text:p text:style-name="P17"><text:span text:style-name="Source_20_Text"><text:s text:c="12"/>"ToPort": 8</text:span><text:span text:style-name="Source_20_Text"><text:span text:style-name="T13">080</text:span></text:span><text:span text:style-name="Source_20_Text">,</text:span></text:p>
      <text:p text:style-name="P17"><text:span text:style-name="Source_20_Text"><text:s text:c="12"/>"CidrIpv4": "0.0.0.0/0",</text:span></text:p>
      <text:p text:style-name="P17"><text:span text:style-name="Source_20_Text"><text:s text:c="12"/>"SecurityGroupRuleArn": "arn:aws:ec2:eu-north-1:</text:span><text:span text:style-name="Source_20_Text"><text:span text:style-name="T14">ACCOUNT_ID</text:span></text:span><text:span text:style-name="Source_20_Text">:security-group-rule/sgr-xxxxxxx</text:span></text:p>
      <text:p text:style-name="P17"><text:span text:style-name="Source_20_Text"><text:s text:c="8"/>}</text:span></text:p>
      <text:p text:style-name="P17"><text:span text:style-name="Source_20_Text"><text:s text:c="4"/>]</text:span></text:p>
      <text:p text:style-name="P17"><text:span text:style-name="Source_20_Text">}</text:span></text:p>
      <text:p text:style-name="P17"><text:span text:style-name="Source_20_Text"/></text:p>
      <text:p text:style-name="P17"><text:span text:style-name="Source_20_Text">Check security settings</text:span></text:p>
      <text:p text:style-name="P17"><text:span text:style-name="Source_20_Text"/></text:p>
      <text:p text:style-name="P17"><text:span text:style-name="Source_20_Text"><text:span text:style-name="T5">aws ec2 describe-security-groups --group-ids sg-xxxxxxxxxxxx</text:span></text:span></text:p>
      <text:h text:style-name="Heading_20_2" text:outline-level="2"/>
      <text:h text:style-name="Heading_20_2" text:outline-level="2">5. Creating and Starting the ECS Service</text:h>
      <text:p text:style-name="Text_20_body">Create the service and launch the containers:</text:p>
      <text:p text:style-name="Preformatted_20_Text"><text:span text:style-name="Source_20_Text">aws ecs create-service --cluster my-cluster --service-name my-app-service \</text:span></text:p>
      <text:p text:style-name="Preformatted_20_Text"><text:span text:style-name="Source_20_Text">--task-definition my-task --desired-count 2 --launch-type FARGATE \</text:span></text:p>
      <text:p text:style-name="P3"><text:span text:style-name="Source_20_Text">--network-configuration "awsvpcConfiguration={subnets=[subnet-</text:span><text:span text:style-name="Source_20_Text"><text:span text:style-name="T4">xxxxxxx</text:span></text:span><text:span text:style-name="Source_20_Text">],securityGroups=[sg-123456],assignPublicIp=ENABLED}"</text:span></text:p>
      <text:h text:style-name="Heading_20_2" text:outline-level="2">6. Verifying the Service and Tasks</text:h>
      <text:p text:style-name="Text_20_body">Check service status:</text:p>
      <text:p text:style-name="P3"><text:span text:style-name="Source_20_Text">aws ecs describe-services --cluster my-cluster --services my-app-service</text:span></text:p>
      <text:p text:style-name="Text_20_body">List running tasks:</text:p>
      <text:p text:style-name="P3"><text:span text:style-name="Source_20_Text">aws ecs list-tasks --cluster my-cluster</text:span></text:p>
      <text:p text:style-name="Text_20_body">Get task details:</text:p>
      <text:p text:style-name="P3"><text:span text:style-name="Source_20_Text">aws ecs describe-tasks --cluster my-cluster --tasks &lt;task-id&gt;</text:span></text:p>
      <text:h text:style-name="Heading_20_2" text:outline-level="2">7. Testing Connections</text:h>
      <text:p text:style-name="Text_20_body">Once services are running, verify connectivity:</text:p>
      <text:list xml:id="list3029244850" text:style-name="L1">
        <text:list-item>
          <text:p text:style-name="P8">PostgreSQL (port 5432):</text:p>
        </text:list-item>
      </text:list>
      <text:p text:style-name="P3"><text:span text:style-name="Source_20_Text">nc -zv &lt;public-ip&gt; 5432</text:span></text:p>
      <text:list xml:id="list3960692269" text:style-name="L2">
        <text:list-item>
          <text:p text:style-name="P9">Adminer (port 8100):</text:p>
        </text:list-item>
      </text:list>
      <text:p text:style-name="P3"><text:soft-page-break/><text:span text:style-name="Source_20_Text">curl http://&lt;public-ip&gt;:8100</text:span></text:p>
      <text:p text:style-name="P15">Adminer db section needs to have Postgress &lt;Public_IP:5432&gt; as setting (compared to localhost in normal docker compose local machine setup). <text:span text:style-name="T3">Public address can be seen in AWS web console</text:span></text:p>
      <text:h text:style-name="Heading_20_2" text:outline-level="2">8. Setting Up and Checking Logs</text:h>
      <text:p text:style-name="Text_20_body">CloudWatch logging must be configured properly for logs to be collected.</text:p>
      <text:list xml:id="list1675369330" text:style-name="L3">
        <text:list-item>
          <text:p text:style-name="P10"><text:span text:style-name="Strong_20_Emphasis">Create a log group (if not already created):</text:span></text:p>
        </text:list-item>
      </text:list>
      <text:p text:style-name="P3"><text:span text:style-name="Source_20_Text">aws logs create-log-group --log-group-name "/ecs/my-cluster"</text:span></text:p>
      <text:list xml:id="list2342676557" text:style-name="L4">
        <text:list-item>
          <text:p text:style-name="P11"><text:span text:style-name="Strong_20_Emphasis">Verify log streams:</text:span></text:p>
        </text:list-item>
      </text:list>
      <text:p text:style-name="P3"><text:span text:style-name="Source_20_Text">aws logs describe-log-streams --log-group-name "/ecs/my-cluster"</text:span></text:p>
      <text:list xml:id="list1662839187" text:style-name="L5">
        <text:list-item>
          <text:p text:style-name="P12"><text:span text:style-name="Strong_20_Emphasis">View logs:</text:span></text:p>
        </text:list-item>
      </text:list>
      <text:p text:style-name="P3"><text:span text:style-name="Source_20_Text">aws logs filter-log-events --log-group-name "/ecs/my-cluster"</text:span></text:p>
      <text:h text:style-name="Heading_20_2" text:outline-level="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6:11:42.985939105</meta:creation-date>
    <dc:date>2025-01-30T17:00:52.355442415</dc:date>
    <meta:editing-duration>PT49M3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5" meta:paragraph-count="136" meta:word-count="604" meta:character-count="5669" meta:non-whitespace-character-count="4787"/>
  </office:meta>
</office:document-meta>
</file>